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22FCF0B4BC591F4A6AD.png" manifest:media-type="image/png"/>
  <manifest:file-entry manifest:full-path="Pictures/100002010000055C000002EC3821AC04FF9F5E6F.png" manifest:media-type="image/png"/>
  <manifest:file-entry manifest:full-path="Pictures/10000201000006BE000003A474770377F7C891B0.png" manifest:media-type="image/png"/>
  <manifest:file-entry manifest:full-path="Pictures/10000201000005B60000021FD2A788D36B9F6A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179cm" draw:z-index="0"><draw:image xlink:href="Pictures/10000201000006BE000003A474770377F7C891B0.png" xlink:type="simple" xlink:show="embed" xlink:actuate="onLoad" loext:mime-type="image/x-vclgraphic"/></draw:frame><draw:frame draw:style-name="fr2" draw:name="Figura2" text:anchor-type="paragraph" svg:x="-0.067cm" svg:y="9.178cm" svg:width="17cm" svg:height="6.313cm" draw:z-index="1"><draw:image xlink:href="Pictures/10000201000005B60000021FD2A788D36B9F6A2B.png" xlink:type="simple" xlink:show="embed" xlink:actuate="onLoad" loext:mime-type="image/x-vclgraphic"/></draw:frame><draw:frame draw:style-name="fr2" draw:name="Figura3" text:anchor-type="paragraph" svg:x="0.185cm" svg:y="15.558cm" svg:width="17cm" svg:height="6.87cm" draw:z-index="2"><draw:image xlink:href="Pictures/10000201000005670000022FCF0B4BC591F4A6A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4" text:anchor-type="paragraph" svg:x="-0.316cm" svg:y="2.282cm" svg:width="17cm" svg:height="9.267cm" draw:z-index="3"><draw:image xlink:href="Pictures/100002010000055C000002EC3821AC04FF9F5E6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5:53:57.034029693</meta:creation-date>
    <dc:date>2019-04-08T15:57:45.546128754</dc:date>
    <meta:editing-duration>PT3M5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